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 style:list-style-name="L1">
      <style:paragraph-properties fo:line-height="150%" fo:text-align="justify" style:justify-single-word="false"/>
    </style:style>
    <style:style style:name="P14" style:family="paragraph" style:parent-style-name="Standard" style:list-style-name="L1">
      <style:paragraph-properties fo:line-height="150%" fo:text-align="justify" style:justify-single-word="false"/>
    </style:style>
    <style:style style:name="P15" style:family="paragraph" style:parent-style-name="Standard" style:list-style-name="L1">
      <style:paragraph-properties fo:line-height="150%" fo:text-align="justify" style:justify-single-word="false"/>
    </style:style>
    <style:style style:name="P16" style:family="paragraph" style:parent-style-name="Standard" style:list-style-name="L1">
      <style:paragraph-properties fo:line-height="150%" fo:text-align="justify" style:justify-single-word="false"/>
    </style:style>
    <style:style style:name="P17" style:family="paragraph" style:parent-style-name="Standard" style:list-style-name="L1">
      <style:paragraph-properties fo:line-height="150%" fo:text-align="justify" style:justify-single-word="false"/>
    </style:style>
    <style:style style:name="P18" style:family="paragraph" style:parent-style-name="Standard" style:list-style-name="L1">
      <style:paragraph-properties fo:line-height="150%" fo:text-align="justify" style:justify-single-word="false"/>
    </style:style>
    <style:style style:name="P19" style:family="paragraph" style:parent-style-name="Standard" style:list-style-name="L1">
      <style:paragraph-properties fo:line-height="150%" fo:text-align="justify" style:justify-single-word="false"/>
    </style:style>
    <style:style style:name="P20" style:family="paragraph" style:parent-style-name="Standard" style:list-style-name="L1">
      <style:paragraph-properties fo:line-height="150%" fo:text-align="justify" style:justify-single-word="false"/>
    </style:style>
    <style:style style:name="P21" style:family="paragraph" style:parent-style-name="Standard" style:list-style-name="L1">
      <style:paragraph-properties fo:line-height="150%" fo:text-align="justify" style:justify-single-word="false"/>
    </style:style>
    <style:style style:name="P22" style:family="paragraph" style:parent-style-name="Standard" style:list-style-name="L2">
      <style:paragraph-properties fo:line-height="150%" fo:text-align="justify" style:justify-single-word="false"/>
    </style:style>
    <style:style style:name="P23" style:family="paragraph" style:parent-style-name="Standard" style:list-style-name="L2">
      <style:paragraph-properties fo:line-height="150%" fo:text-align="justify" style:justify-single-word="false"/>
    </style:style>
    <style:style style:name="P24" style:family="paragraph" style:parent-style-name="Standard" style:list-style-name="L2">
      <style:paragraph-properties fo:line-height="150%" fo:text-align="justify" style:justify-single-word="false"/>
    </style:style>
    <style:style style:name="P25" style:family="paragraph" style:parent-style-name="Standard" style:list-style-name="L2">
      <style:paragraph-properties fo:line-height="150%" fo:text-align="justify" style:justify-single-word="false"/>
    </style:style>
    <style:style style:name="P26" style:family="paragraph" style:parent-style-name="Standard" style:list-style-name="L2">
      <style:paragraph-properties fo:line-height="150%" fo:text-align="justify" style:justify-single-word="false"/>
    </style:style>
    <style:style style:name="P27" style:family="paragraph" style:parent-style-name="Standard" style:list-style-name="L2">
      <style:paragraph-properties fo:line-height="150%" fo:text-align="justify" style:justify-single-word="false"/>
    </style:style>
    <style:style style:name="P28" style:family="paragraph" style:parent-style-name="Standard" style:list-style-name="L2">
      <style:paragraph-properties fo:line-height="150%" fo:text-align="justify" style:justify-single-word="false"/>
    </style:style>
    <style:style style:name="P29" style:family="paragraph" style:parent-style-name="Standard" style:list-style-name="L2">
      <style:paragraph-properties fo:line-height="150%" fo:text-align="justify" style:justify-single-word="false"/>
    </style:style>
    <style:style style:name="P30" style:family="paragraph" style:parent-style-name="Standard" style:list-style-name="L2">
      <style:paragraph-properties fo:line-height="150%" fo:text-align="justify" style:justify-single-word="false"/>
    </style:style>
    <style:style style:name="P31" style:family="paragraph" style:parent-style-name="Standard" style:list-style-name="L2">
      <style:paragraph-properties fo:line-height="150%" fo:text-align="justify" style:justify-single-word="false"/>
    </style:style>
    <style:style style:name="P32" style:family="paragraph" style:parent-style-name="Standard" style:list-style-name="L2">
      <style:paragraph-properties fo:line-height="150%" fo:text-align="justify" style:justify-single-word="false"/>
    </style:style>
    <style:style style:name="P33" style:family="paragraph" style:parent-style-name="Standard" style:list-style-name="L2">
      <style:paragraph-properties fo:line-height="150%" fo:text-align="justify" style:justify-single-word="false"/>
    </style:style>
    <style:style style:name="P34" style:family="paragraph" style:parent-style-name="Standard" style:list-style-name="L2">
      <style:paragraph-properties fo:line-height="150%" fo:text-align="justify" style:justify-single-word="false"/>
    </style:style>
    <style:style style:name="P35" style:family="paragraph" style:parent-style-name="Standard" style:list-style-name="L2">
      <style:paragraph-properties fo:line-height="150%" fo:text-align="justify" style:justify-single-word="false"/>
    </style:style>
    <style:style style:name="P36" style:family="paragraph" style:parent-style-name="Standard" style:list-style-name="L2">
      <style:paragraph-properties fo:line-height="150%" fo:text-align="justify" style:justify-single-word="false"/>
    </style:style>
    <style:style style:name="P37" style:family="paragraph" style:parent-style-name="Standard" style:list-style-name="L2">
      <style:paragraph-properties fo:line-height="150%" fo:text-align="justify" style:justify-single-word="false"/>
    </style:style>
    <style:style style:name="P38" style:family="paragraph" style:parent-style-name="Standard" style:list-style-name="L2">
      <style:paragraph-properties fo:line-height="150%" fo:text-align="justify" style:justify-single-word="false"/>
    </style:style>
    <style:style style:name="P39" style:family="paragraph" style:parent-style-name="Standard" style:list-style-name="L2">
      <style:paragraph-properties fo:line-height="150%" fo:text-align="justify" style:justify-single-word="false"/>
    </style:style>
    <style:style style:name="P40" style:family="paragraph" style:parent-style-name="Standard" style:list-style-name="L2">
      <style:paragraph-properties fo:line-height="150%" fo:text-align="justify" style:justify-single-word="false"/>
    </style:style>
    <style:style style:name="P41" style:family="paragraph" style:parent-style-name="Standard" style:list-style-name="L2">
      <style:paragraph-properties fo:line-height="150%" fo:text-align="justify" style:justify-single-word="false"/>
    </style:style>
    <style:style style:name="P42" style:family="paragraph" style:parent-style-name="Standard" style:list-style-name="L2">
      <style:paragraph-properties fo:line-height="150%" fo:text-align="justify" style:justify-single-word="false"/>
    </style:style>
    <style:style style:name="P43" style:family="paragraph" style:parent-style-name="Standard" style:list-style-name="L2">
      <style:paragraph-properties fo:line-height="150%" fo:text-align="justify" style:justify-single-word="false"/>
    </style:style>
    <style:style style:name="P44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IVERSIDADE FEDERAL DE SERGIPE</text:p>
      <text:p text:style-name="P10">DEPARTAMENTO DE DIREITO</text:p>
      <text:p text:style-name="P10">MONOGRAFIA I – PROF. ROBSON COSME</text:p>
      <text:p text:style-name="P10">ALUNO: DANTE SIQUEIRA REGIS</text:p>
      <text:p text:style-name="P10"/>
      <text:p text:style-name="P11"/>
      <text:p text:style-name="P45">Pesquisa Bibliográfica para Monografia</text:p>
      <text:p text:style-name="P11"/>
      <text:p text:style-name="P11"/>
      <text:p text:style-name="P44">Tema da Monografia: </text:p>
      <text:p text:style-name="P12">Ainda não totalmente delimitado, mas irá tratar da validade (ou invalidade) jurídica dos atos processuais digitais quando não assinados digitalmente através certificado digital e se a volatilidade do documento digital não assinado fere ou não o princípio da segurança jurídica. Nessa linha, irá se tratar ainda se o princípio constitucional da razoável duração do processo deve prevalescer sobre o já citado princípio da segurança jurídica.</text:p>
      <text:p text:style-name="P11"/>
      <text:p text:style-name="P12">BICEN - UFS:</text:p>
      <text:p text:style-name="P12">Periódicos:</text:p>
      <text:p text:style-name="P12"/>
      <text:list text:style-name="L1">
        <text:list-item>
          <text:p text:style-name="P13">BINENBOJM, Gustavo. <text:span text:style-name="T1">O princípio da publicidade administrativa e a eficácia da divulgação de atos do Poder Público pela Internet</text:span><text:span text:style-name="T2"> in RDE – Revista do Direito do Estado, nº 1/2006. Classe: 34. Sem Tombo.</text:span></text:p>
          <text:p text:style-name="P2"/>
        </text:list-item>
        <text:list-item>
          <text:p text:style-name="P13"><text:span text:style-name="T2">REINALDO F., Demócrito. </text:span><text:span text:style-name="T1">A informatização do Processo Judicial: da Lei do Fax à Lei nº 11.419/2006: uma breve retrospectiva legislativa</text:span><text:span text:style-name="T2"> in Direito Civil e Processual Civil, nº 16. Jan-Fev 2007. Classe: 347. Tombo: 002310.</text:span></text:p>
          <text:p text:style-name="P2"/>
        </text:list-item>
        <text:list-item>
          <text:p text:style-name="P13"><text:span text:style-name="T2">MOREIRA, José Carlos Barbosa. </text:span><text:span text:style-name="T1">O Problema da Duração dos Processos: Premissas para uma Discussão Séria</text:span><text:span text:style-name="T2"> in Direito Civil e Processual Civil, nº 12. Mai-Jun 2006. Classe 347. Tombo 002310.</text:span></text:p>
          <text:p text:style-name="P2"/>
        </text:list-item>
        <text:list-item>
          <text:p text:style-name="P13"><text:span text:style-name="T2">FREITAS, Christiana Soares de. VERONESE, Alexandre. </text:span><text:span text:style-name="T1">Segredo e Democracia: Certificação Digital e Software Livre</text:span><text:span text:style-name="T2">. in iP – Informática Pública, vol 08, nº 02. Mar-Ago </text:span><text:soft-page-break/><text:span text:style-name="T2">2007. </text:span></text:p>
          <text:p text:style-name="P2"/>
        </text:list-item>
        <text:list-item>
          <text:p text:style-name="P13"><text:span text:style-name="T2">BARRA, Marcello Cavalcanti. </text:span><text:span text:style-name="T1">Infra-estrutura de Chaves Públicas Brasileira (ICP-Brasil) e a Formação do Estado Eletrônico</text:span><text:span text:style-name="T2">. in iP – Informática Pública, vol 08, nº 02. Mar-Ago 2007. </text:span></text:p>
          <text:p text:style-name="P2"/>
        </text:list-item>
        <text:list-item>
          <text:p text:style-name="P13"><text:span text:style-name="T2">ANTONINI, Eduardo Kenzi. </text:span><text:span text:style-name="T1">Sessão Eletrônica de Julgamento: e-Jus</text:span><text:span text:style-name="T2">. in iP – Informática Pública, vol 05, nº 02. Jul-Dez 2003. Classe: 35:5/9.72</text:span></text:p>
          <text:p text:style-name="P2"/>
        </text:list-item>
        <text:list-item>
          <text:p text:style-name="P13"><text:span text:style-name="T2">GARCIA, Sérgio Renato Tejada. </text:span><text:span text:style-name="T1">Informatização e Prestação Jurisdicional: Desafios e Perspectivas</text:span><text:span text:style-name="T2">. in Revista Jurídica, nº 340. Fev 2006. Classe: 34. Tombo: 2267.</text:span></text:p>
          <text:p text:style-name="P2"/>
        </text:list-item>
        <text:list-item>
          <text:p text:style-name="P13"><text:span text:style-name="T2">_____. </text:span><text:span text:style-name="T1">Certificado Digital</text:span><text:span text:style-name="T2">. in Revista Jurídica, v. 9. nº 1. Jan-Jun 2007. Classe: 340 Tombo: 1337.</text:span></text:p>
          <text:p text:style-name="P2"/>
        </text:list-item>
        <text:list-item>
          <text:p text:style-name="P13"><text:span text:style-name="T2">_____. </text:span><text:span text:style-name="T1">A garantia da razoável duração do proecesso como direito fundamental do indivíduo</text:span><text:span text:style-name="T2">. in Revista da Faculdade de Direito de Campos. Ano VIII, nº 10. </text:span></text:p>
        </text:list-item>
      </text:list>
      <text:p text:style-name="P1"/>
      <text:p text:style-name="P1">Livros:</text:p>
      <text:p text:style-name="P12"/>
      <text:list text:style-name="L2">
        <text:list-item>
          <text:p text:style-name="P22">DIDIER JR., Fredie. <text:span text:style-name="T1">Curso de direito processual civil : teoria geral do processo e </text:span><text:span text:style-name="T1">processo de conhecimento</text:span>. Chamada: 347.91/.95(81) </text:p>
          <text:p text:style-name="P22"/>
        </text:list-item>
        <text:list-item>
          <text:p text:style-name="P22">CRETELLA NETO, Jose. <text:span text:style-name="T1">Fundamentos principiologicos do processo civil</text:span>. Chamada 347.91/.95 C924f </text:p>
          <text:p text:style-name="P22"/>
        </text:list-item>
        <text:list-item>
          <text:p text:style-name="P22">GRINOVER, Ada Pellegrini. <text:span text:style-name="T1">Os principios constitucionais e o codigo de processo civil.</text:span> Chamada: 347.91/.95(094.4):342 G868p </text:p>
          <text:p text:style-name="P22"/>
        </text:list-item>
        <text:list-item>
          <text:p text:style-name="P22">GRECO FILHO, Vicente. <text:span text:style-name="T1">Direito processual civil brasileiro</text:span>. Chamada: 347.91/.95(81)(094.4) G789d </text:p>
          <text:p text:style-name="P22"/>
        </text:list-item>
        <text:list-item>
          <text:p text:style-name="P22">THEODORO JUNIOR, Humberto. <text:span text:style-name="T1">Curso de direito processual civil.</text:span> Chamada: <text:soft-page-break/>347.91/.95(81) T388c </text:p>
          <text:p text:style-name="P22"/>
        </text:list-item>
        <text:list-item>
          <text:p text:style-name="P22">WAMBIER, Luiz Rodrigues. <text:span text:style-name="T1">Curso avancado de processo civil.</text:span> Chamada: 347.91/.95 W243c </text:p>
          <text:p text:style-name="P22"/>
        </text:list-item>
        <text:list-item>
          <text:p text:style-name="P22">CÂMARA, Alexandre Freitas. <text:span text:style-name="T1">Lições de direito processual civil. </text:span>Chamada: 347.9 C173l </text:p>
          <text:p text:style-name="P22"/>
        </text:list-item>
        <text:list-item>
          <text:p text:style-name="P22">ALVIM, Arruda. <text:span text:style-name="T1">Manual de direito processual civil.</text:span> Chamada: 347.91/.95(81) A475m. </text:p>
          <text:p text:style-name="P22"/>
        </text:list-item>
        <text:list-item>
          <text:p text:style-name="P22">STALLINGS, William. <text:span text:style-name="T1">Network and internetwork security : principles and pratice.</text:span> Chamada: 681.324+004.7 S782n </text:p>
          <text:p text:style-name="P22"/>
        </text:list-item>
        <text:list-item>
          <text:p text:style-name="P22">PAINE, Stephen. <text:span text:style-name="T1">Criptografia e segurança : o guia oficial RSA</text:span>. Chamada: 681.18:004.056 B964c </text:p>
          <text:p text:style-name="P22"/>
        </text:list-item>
        <text:list-item>
          <text:p text:style-name="P22">TANENBAUM, Andrew S. <text:span text:style-name="T1">Computer networks</text:span>. Chamada: 681.324+004.7 <text:s text:c="3"/>T164c </text:p>
          <text:p text:style-name="P22"/>
        </text:list-item>
        <text:list-item>
          <text:p text:style-name="P22">COMER, Douglas E. <text:span text:style-name="T1">The internet book : everything you need to know about computer networking and how the internet works</text:span>. Chamada: 681.324+004.7 <text:s text:c="3"/>C732i</text:p>
        </text:list-item>
      </text:list>
      <text:p text:style-name="P12"/>
      <text:p text:style-name="P12">Leis e Regulamentos</text:p>
      <text:p text:style-name="P12"/>
      <text:list text:style-name="L2">
        <text:list-item>
          <text:p text:style-name="P22">BRASIL. <text:span text:style-name="T1">Lei 11.419</text:span><text:span text:style-name="T2"> de 19 de dezembro de 2006.</text:span></text:p>
          <text:p text:style-name="P22"><text:span text:style-name="T2"/></text:p>
        </text:list-item>
        <text:list-item>
          <text:p text:style-name="P22"><text:span text:style-name="T2">BRASIL. </text:span><text:span text:style-name="T1">Lei 9.800</text:span><text:span text:style-name="T2"> de 26 de maio de 1999.</text:span></text:p>
          <text:p text:style-name="P22"><text:span text:style-name="T2"/></text:p>
        </text:list-item>
        <text:list-item>
          <text:p text:style-name="P22"><text:span text:style-name="T2">BRASIL.</text:span><text:span text:style-name="T1"> Lei 10.259</text:span><text:span text:style-name="T2"> de 12 de julho de 2001.</text:span></text:p>
          <text:p text:style-name="P22"><text:span text:style-name="T2"/></text:p>
        </text:list-item>
        <text:list-item>
          <text:p text:style-name="P22"><text:span text:style-name="T2">BRASIL. </text:span><text:span text:style-name="T1">Lei 10.358</text:span><text:span text:style-name="T2"> de 27 de dezembro de 2001.</text:span></text:p>
          <text:p text:style-name="P22"><text:span text:style-name="T2"/></text:p>
        </text:list-item>
        <text:list-item>
          <text:p text:style-name="P22"><text:span text:style-name="T2">BRASIL. </text:span><text:span text:style-name="T1">Medida Provisória 2.200</text:span><text:span text:style-name="T2">.</text:span></text:p>
          <text:p text:style-name="P22"><text:span text:style-name="T2"/></text:p>
        </text:list-item>
        <text:list-item>
          <text:p text:style-name="P22"><text:soft-page-break/><text:span text:style-name="T2">BRASIL. </text:span><text:span text:style-name="T1">Lei 11.280</text:span><text:span text:style-name="T2"> de 16 de fevereiro de 2006.</text:span></text:p>
          <text:p text:style-name="P22"><text:span text:style-name="T2"/></text:p>
        </text:list-item>
        <text:list-item>
          <text:p text:style-name="P22"><text:span text:style-name="T2">BRASIL. </text:span><text:span text:style-name="T1">Lei 11.341</text:span><text:span text:style-name="T2"> de 07 de agosto de 2006.</text:span></text:p>
          <text:p text:style-name="P22"><text:span text:style-name="T2"/></text:p>
        </text:list-item>
        <text:list-item>
          <text:p text:style-name="P22"><text:span text:style-name="T2">BRASIL. </text:span><text:span text:style-name="T1">Lei 11.382</text:span><text:span text:style-name="T2"> de 06 e dezembro de 2006.</text:span></text:p>
          <text:p text:style-name="P22"><text:span text:style-name="T2"/></text:p>
        </text:list-item>
        <text:list-item>
          <text:p text:style-name="P22"><text:span text:style-name="T2">SERGIPE. Poder Judiciário. </text:span><text:span text:style-name="T1">Resolução 03/2007.</text:span></text:p>
          <text:p text:style-name="P22"><text:span text:style-name="T2"/></text:p>
        </text:list-item>
        <text:list-item>
          <text:p text:style-name="P22"><text:span text:style-name="T2">SERGIPE. Poder Judiciário.</text:span><text:span text:style-name="T1"> Resolução 23/2007</text:span><text:span text:style-name="T2">.</text:span></text:p>
          <text:p text:style-name="P22"><text:span text:style-name="T2"/></text:p>
        </text:list-item>
        <text:list-item>
          <text:p text:style-name="P22"><text:span text:style-name="T2">SERGIPE. Poder Judiciário. Resolução 37/2006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Dante Regis</meta:initial-creator>
    <meta:creation-date>2008-06-01T14:19:56</meta:creation-date>
    <dc:creator>Dante Regis</dc:creator>
    <dc:date>2008-06-02T17:58:01</dc:date>
    <meta:editing-cycles>44</meta:editing-cycles>
    <meta:editing-duration>PT2H34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43" meta:word-count="585" meta:character-count="3855"/>
  </office:meta>
</office:document-meta>
</file>